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ENDOZA MONTALVO, MARIO ALBERT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ENDOZA MAMANI, MAR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039543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26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04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4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CRIOLLO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1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23:00:5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